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#ccff66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2pt" fo:background-color="#ff9999" style:font-size-asian="12pt" style:font-size-complex="12pt"/>
    </style:style>
    <style:style style:name="P38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variant="normal" fo:text-transform="none" fo:color="#000000" style:font-name="Arial1" fo:font-size="9.75pt" fo:font-style="normal" fo:font-weight="normal" style:font-size-asian="10.5pt" style:font-size-complex="10.5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9999" style:font-weight-asian="normal" style:font-weight-complex="normal"/>
    </style:style>
    <style:style style:name="T4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background-color="#ff99ff"/>
    </style:style>
    <style:style style:name="T7" style:family="text">
      <style:text-properties style:use-window-font-color="true" fo:language="it" fo:country="IT" fo:font-style="normal" style:font-style-asian="normal" style:font-name-complex="Times New Roman" style:font-style-complex="normal"/>
    </style:style>
    <style:style style:name="T8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font-weight="normal" fo:background-color="#ff99ff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fo:background-color="#ff33ff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Arial" fo:font-size="11pt" fo:font-style="italic" style:font-size-asian="11pt" style:font-style-asian="italic" style:font-size-complex="11pt" style:font-style-complex="italic" style:font-weight-complex="normal"/>
    </style:style>
    <style:style style:name="T1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fo:background-color="#ffff00" style:font-size-asian="11pt" style:font-size-complex="11pt"/>
    </style:style>
    <style:style style:name="T22" style:family="text">
      <style:text-properties style:font-name="Arial" fo:font-size="11pt" fo:background-color="#ff99ff" style:font-size-asian="11pt" style:font-size-complex="11pt"/>
    </style:style>
    <style:style style:name="T23" style:family="text">
      <style:text-properties style:text-underline-style="none" fo:font-weight="normal" fo:background-color="#ffff00" style:font-weight-asian="normal" style:font-weight-complex="normal"/>
    </style:style>
    <style:style style:name="T24" style:family="text">
      <style:text-properties fo:background-color="#ffff00"/>
    </style:style>
    <style:style style:name="T25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6">RACCOMANDATA A.R al richiedente</text:p>
            <text:p text:style-name="P14">inviata a mezzo pec al tecnico</text:p>
            <text:p text:style-name="P15">oppure</text:p>
            <text:p text:style-name="P17"><text:span text:style-name="Car._20_predefinito_20_paragrafo"><text:span text:style-name="T11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9">Da citare nella risposta:</text:span></text:span></text:p>
            <text:p text:style-name="Normale"><text:span text:style-name="Car._20_predefinito_20_paragrafo"><text:span text:style-name="T20">pratica <text:s/>[numero] - </text:span></text:span><text:span text:style-name="Car._20_predefinito_20_paragrafo"><text:span text:style-name="T21">sigla</text:span></text:span></text:p>
            <text:p text:style-name="Normale"><text:span text:style-name="Car._20_predefinito_20_paragrafo"><text:span text:style-name="T20"/></text:span></text:p>
            <text:p text:style-name="Normale"><text:span text:style-name="Car._20_predefinito_20_paragrafo"><text:span text:style-name="T22">classifica 06-03</text:span></text:span></text:p>
            <text:p text:style-name="Normale"><text:span text:style-name="Car._20_predefinito_20_paragrafo"><text:span text:style-name="T14">fascicolo: [anno_fascicolo] /[fascicolo].[sub_fascicolo]</text:span></text:span></text:p>
            <text:p text:style-name="Normale"><text:span text:style-name="Car._20_predefinito_20_paragrafo"><text:span text:style-name="T14">da eliminare x prisma</text:span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23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27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[progettisti.nominativo;block=tbs:row;]</text:p>
            <text:p text:style-name="P29">[progettisti.indirizzo]</text:p>
            <text:p text:style-name="P26"><text:span text:style-name="Car._20_predefinito_20_paragrafo"><text:span text:style-name="T12">[progettisti.cap] [progettisti.comune] ([progettisti.prov])</text:span></text:span></text:p>
            <text:p text:style-name="P26"><text:span text:style-name="Car._20_predefinito_20_paragrafo"><text:span text:style-name="T12">[progettisti.pec]</text:span></text:span></text:p>
            <text:p text:style-name="P26"><text:span text:style-name="Car._20_predefinito_20_paragrafo"><text:span text:style-name="T20"/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Oggetto:</text:p>
          </table:table-cell>
          <table:table-cell table:style-name="Tabella3.A1" office:value-type="string">
            <text:p text:style-name="P24">[tipo_pratica] richiesto con istanza presentata in data [data_presentazione] recepita in atti [data_presentazione] al prot. [protocollo] del [data_protocollo] riguardante [oggetto] presso l’immobile sito in Savona, [ubicazione]. </text:p>
            <text:p text:style-name="P9"><text:span text:style-name="Car._20_predefinito_20_paragrafo"><text:span text:style-name="T18">Comunicazione del responsabile del procedimento.</text:span></text:span></text:p>
          </table:table-cell>
        </table:table-row>
      </table:table>
      <text:p text:style-name="P30"/>
      <text:p text:style-name="P31"/>
      <text:p text:style-name="P31"/>
      <text:p text:style-name="P10"><text:tab/><text:span text:style-name="T13">In riferimento alla richiesta di cui all’oggetto ed ai sensi dell’art.7 della Legge 7 agosto 1990, n°241, Le comunico che il responsabile del procedimento è l'arch. Luca Spada mentre il </text:span><text:span text:style-name="T17">[istruttore_tecnico]</text:span><text:span text:style-name="T13"> è l’istruttore tecnico al quale rivolgersi, nell’orario di ricevimento, per avere informazioni in merito alla richiesta presentata.</text:span></text:p>
      <text:p text:style-name="P10"><text:span text:style-name="T15"><text:tab/>Ai sensi della determinazione dirigenziale n. 274/19 si informa che per l'istanza in esame il termine per la conclusione del procedimento di cui all'Art.20 del DPR 380/2001 è fissato in giorni </text:span><text:span text:style-name="T16">90/150</text:span><text:span text:style-name="T15"> (mettere l'ipotesi che ricorre), al netto delle interruzioni di cui al medesimo Art.20 del DPR380/2001. </text:span><text:span text:style-name="T13"><text:s/></text:span></text:p>
      <text:p text:style-name="P36">Si rende noto che è possibile prendere visione degli atti del procedimento <text:s/>presso gli uffici di questo Settore, Servizio Edilizia Privata, nell'orario d’ufficio sotto indicato.</text:p>
      <text:p text:style-name="P32"><text:span text:style-name="T2">Ciò premesso si comunica che dal 10 novembre 2016, in seguito alla deliberazione della Giunta Comunale n° 194 del 2.11.16, i diritti di segreteria dovuti in caso di </text:span><text:span text:style-name="T4">"permesso di costruire"</text:span><text:span text:style-name="T2"> </text:span><text:span text:style-name="T3">“accertamento di conformità”</text:span><text:span text:style-name="T2"> sono aumentati a € </text:span><text:span text:style-name="T3">516,00 <text:s/>250,00</text:span><text:span text:style-name="T2">; pertanto occorre provvedere a </text:span><text:soft-page-break/><text:span text:style-name="T2">corrispondere il conguaglio che ammonta a € </text:span><text:span text:style-name="T3">…..........</text:span><text:span text:style-name="T2">.</text:span><text:span text:style-name="T9">sul </text:span><text:span text:style-name="T9">conto corrente bancario del Comune di Savona <text:s/>n° </text:span><text:span text:style-name="T8">2597290 </text:span><text:span text:style-name="T9"><text:s/>intestato a Tesoreria Comunale (codice <text:s/></text:span><text:span text:style-name="T8">IBAN IT91 Y061 7510 6100 0000 2597290</text:span><text:span text:style-name="T9">) acceso presso la Banca Carige Spa oppure su c/c postale n. 13298179 intestato a </text:span><text:span text:style-name="T9">Comune di Savona Servizio di Tesoreria indicando come causale: </text:span><text:span text:style-name="T10">“Settore 4 conguaglio diritti di segreteria”</text:span><text:span text:style-name="T9">; </text:span><text:span text:style-name="T9">la ricevuta dell’effettuato versamento dovrà essere presentata entro e non oltre 5 gg. dal ricevimento della presente;</text:span></text:p>
      <text:p text:style-name="P33">Ciò premesso si comunica che <text:span text:style-name="T5">la pratica edilizia è soggetta al pagamento dei diritti di segreteria nella misura di <text:s/></text:span><text:span text:style-name="T6">€ 516,00 <text:s/>250,00</text:span><text:span text:style-name="T6">,</text:span><text:span text:style-name="T5"> somma da versarsi sul </text:span><text:span text:style-name="T5">sul conto corrente bancario del Comune di Savona <text:s/>n° </text:span><text:span text:style-name="T7">2597290 </text:span><text:span text:style-name="T5"><text:s/>intestato a Tesoreria Comunale acceso presso la Banca Carige Spa (codice IBAN </text:span><text:span text:style-name="T7">IT91 Y061 7510 6100 0000 2597290</text:span><text:span text:style-name="T5">) <text:s/>oppure su c/c postale n. 13298179 intestato a Comune di Savona Servizio di Tesoreria indicando come </text:span><text:span text:style-name="T5">causale </text:span><text:span text:style-name="T5">“settore 4 diritti di segreteria ”; la ricevuta dell’effettuato versamento dovrà essere presentata entro e non oltre 5 gg. dal ricevimento della presente;</text:span></text:p>
      <text:p text:style-name="P35"/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22">Il responsabile del Servizio Edilizia Privata</text:p>
            <text:p text:style-name="P22">Arch. Luca Spada</text:p>
          </table:table-cell>
        </table:table-row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18"/>
          </table:table-cell>
        </table:table-row>
      </table:table>
      <text:p text:style-name="P34"/>
      <text:p text:style-name="P20">REFERENTI PER LA PRATICA:</text:p>
      <text:p text:style-name="P20">Istruttore della pratica: <text:span text:style-name="T23">Geom. [istruttore_tecnico]</text:span><text:span text:style-name="T24"> (0198310 <text:s text:c="8"/>)</text:span></text:p>
      <text:p text:style-name="P20">Responsabile del <text:span text:style-name="T25">Servizio Edilizia Privata Arch. Luca Spada</text:span></text:p>
      <text:p text:style-name="P21"/>
      <text:p text:style-name="P37"/>
      <text:p text:style-name="P39">INFORMATIVA SULLA PRIVACY AI SENSI DEL REGOLAMENTO EUROPEO PER LA PROTEZIONE DEI DATI 2016/679</text:p>
      <text:p text:style-name="P41">La informiamo che i dati personali e sensibili da lei forniti e quelli che eventualmente fornirà anche successivamente formeranno oggetto di trattamento nel rispetto della normativa sopra richiamata.</text:p>
      <text:p text:style-name="P41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0">Titolare del trattamento e RPD</text:p>
      <text:p text:style-name="P41">Ai sensi dell’art. 13 del GDPR è possibile rivolgersi al RPD nominato dal Comune per eventuali chiarimenti in materia di tutela dati personali.</text:p>
      <text:p text:style-name="P40">Finalità e modalità del trattamento</text:p>
      <text:p text:style-name="P41">Il Comune di Savona, titolare del trattamento, tratta i dati personali liberamente conferiti, esclusivamente per finalità istituzionali.</text:p>
      <text:p text:style-name="P40">Consenso</text:p>
      <text:p text:style-name="P41">Il consenso del trattamento ai fini istituzionali è necessario ed obbligatorio per le finalità stesse.</text:p>
      <text:p text:style-name="P40">Periodo di conservazione</text:p>
      <text:p text:style-name="P41">I dati personali verranno conservati per un arco di tempo non superiore al conseguimento delle finalità per le quali i dati personali sono trattati (finalità istituzionali e non commerciali).</text:p>
      <text:p text:style-name="P40">Diritti del cittadino/interessato</text:p>
      <text:p text:style-name="P41">Il cittadino/L’interessato avrà in qualsiasi momento piena facoltà di esercitare i diritti previsti dalla normativa vigente; potrà far valere i propri diritti rivolgendosi al Comune di Savona</text:p>
      <text:p text:style-name="P41">I diritti del cittadino/dell’interessato sono quelli previsti dal Regolamento UE 2016/679 (GDPR). </text:p>
      <text:p text:style-name="P41">Il cittadino/L’interessato può:</text:p>
      <text:p text:style-name="P42">- ricevere conferma dell’esistenza dei dati suoi personali e richiedere l’accesso al loro contenuto</text:p>
      <text:p text:style-name="P42">- aggiornare, modificare e/o correggere i suoi dati personali</text:p>
      <text:p text:style-name="P42">· chiedere la cancellazione, la trasformazione in forma anonima, il blocco dei suoi dati trattati in violazione di <text:s text:c="2"/></text:p>
      <text:p text:style-name="P42"><text:s text:c="3"/>legge</text:p>
      <text:p text:style-name="P42"><text:soft-page-break/>· chiedere la limitazione del trattamento</text:p>
      <text:p text:style-name="P42">· opporsi per motivi legittimi al trattamento</text:p>
      <text:p text:style-name="P3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29cm" style:rel-column-width="16679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6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10T14:51:34.95</dc:date>
    <meta:print-date>2013-02-20T09:35:00</meta:print-date>
    <meta:editing-cycles>64</meta:editing-cycles>
    <meta:editing-duration>PT4H11M14S</meta:editing-duration>
    <meta:generator>OpenOffice/4.1.0$Win32 OpenOffice.org_project/410m18$Build-9764</meta:generator>
    <meta:document-statistic meta:table-count="5" meta:image-count="1" meta:object-count="0" meta:page-count="3" meta:paragraph-count="75" meta:word-count="794" meta:character-count="5901"/>
  </office:meta>
</office:document-meta>
</file>